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9a8e" officeooo:paragraph-rsid="000c9a8e"/>
    </style:style>
    <style:style style:name="P2" style:family="paragraph" style:parent-style-name="Text_20_body">
      <style:text-properties officeooo:paragraph-rsid="000c9a8e"/>
    </style:style>
    <style:style style:name="P3" style:family="paragraph" style:parent-style-name="Standard">
      <style:text-properties officeooo:rsid="000c9a8e" officeooo:paragraph-rsid="000ed640"/>
    </style:style>
    <style:style style:name="T1" style:family="text">
      <style:text-properties officeooo:rsid="000c9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icopters and Rotary-Wing Aircraft<text:line-break/></text:p>
      <text:p text:style-name="P2"><text:span text:style-name="T1">Sikorsky S-55 (1954–1960s)<text:line-break/></text:span><text:span text:style-name="Strong_20_Emphasis">Sikorsky H-19 (S-55)</text:span></text:p>
      <text:p text:style-name="P1">Bell 47G (Sioux) (1950s–1970s)</text:p>
      <text:p text:style-name="P1">Mil Mi-4 (Hound) (Late 1950s–1990s)</text:p>
      <text:p text:style-name="P1">Mil Mi-8 (Hip) (1970s–2010s)</text:p>
      <text:p text:style-name="P1">Mil Mi-25 (1980s–2010s)</text:p>
      <text:p text:style-name="P1">HAL Chetak (Alouette III)</text:p>
      <text:p text:style-name="P1">HAL Cheetah (Lama) / Cheetal</text:p>
      <text:p text:style-name="P1">Mil Mi-17V-5</text:p>
      <text:p text:style-name="P1">Mil Mi-26 (Halo)</text:p>
      <text:p text:style-name="P1">Mil Mi-24/35 (Hind)</text:p>
      <text:p text:style-name="P1">HAL Dhruv (ALH)</text:p>
      <text:p text:style-name="P2"><text:span text:style-name="T1">HAL Rudra (ALH-WSI)<text:line-break/></text:span><text:span text:style-name="Strong_20_Emphasis">Bell 412</text:span></text:p>
      <text:p text:style-name="P1">HAL Prachand (LCH)</text:p>
      <text:p text:style-name="P1">Boeing AH-64E Apache</text:p>
      <text:p text:style-name="P1">Boeing CH-47F Chinook</text:p>
      <text:p text:style-name="P3"><text:span text:style-name="Strong_20_Emphasis">HAL Prachand (LCH)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12:46.401285558</meta:creation-date>
    <dc:date>2025-12-19T15:33:02.227583523</dc:date>
    <meta:editing-duration>PT4M24S</meta:editing-duration>
    <meta:editing-cycles>3</meta:editing-cycles>
    <meta:generator>LibreOffice/25.8.3.2$Linux_X86_64 LibreOffice_project/580$Build-2</meta:generator>
    <meta:document-statistic meta:table-count="0" meta:image-count="0" meta:object-count="0" meta:page-count="1" meta:paragraph-count="17" meta:word-count="68" meta:character-count="421" meta:non-whitespace-character-count="373"/>
  </office:meta>
</office:document-meta>
</file>